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-cell" style:name="a47d146">
      <style:table-cell-properties fo:border-bottom="0.02mm solid #000000" fo:border-left="0.02mm solid #000000" fo:border-right="0.02mm solid #000000" fo:border-top="0.02mm solid #000000"/>
    </style:style>
    <style:style style:family="table-cell" style:name="a283fe0">
      <style:table-cell-properties fo:border-bottom="0.02mm solid #000000" fo:border-left="0.02mm solid #000000" fo:border-right="0.02mm solid #000000" fo:border-top="0.02mm solid #000000"/>
    </style:style>
    <style:style style:family="table-column" style:name="a391cc4">
      <style:table-column-properties style:rel-column-width="1000*"/>
    </style:style>
    <style:style style:family="table" style:name="afdcff9" style:parent-style-name="TableGrid">
      <style:table-properties/>
    </style:style>
    <style:style style:family="table" style:name="a12507f" style:parent-style-name="TableGrid">
      <style:table-properties style:width="12.224cm" table:align="left"/>
    </style:style>
    <style:style style:family="table-column" style:name="a4a5691">
      <style:table-column-properties style:column-width="56.75mm"/>
    </style:style>
    <style:style style:family="table-column" style:name="aecfb4d">
      <style:table-column-properties style:column-width="8.74m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style-name="a12507f">
        <table:table-column table:number-columns-repeated="2" table:style-name="a4a5691"/>
        <table:table-column table:style-name="aecfb4d"/>
        <table:table-row>
          <table:table-cell table:style-name="a283fe0">
            <text:p>1</text:p>
          </table:table-cell>
          <table:table-cell table:style-name="a283fe0">
            <text:p>2</text:p>
          </table:table-cell>
          <table:table-cell table:style-name="a283fe0">
            <text:p>3</text:p>
          </table:table-cell>
        </table:table-row>
        <table:table-row>
          <table:table-cell table:style-name="a47d146"/>
          <table:table-cell table:style-name="a47d146"/>
          <table:table-cell table:style-name="a47d146"/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74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Table Grid" style:family="table" style:name="TableGrid" style:parent-style-name="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Maike Henscheö</meta:initial-creator>
    <meta:creation-date>2013-11-05T07:06:19.97</meta:creation-date>
    <meta:document-statistic meta:character-count="0" meta:image-count="0" meta:non-whitespace-character-count="0" meta:object-count="0" meta:page-count="1" meta:paragraph-count="0" meta:table-count="0" meta:word-count="0"/>
    <meta:generator>StarOffice/8$Win32 OpenOffice.org_project/680m18$Build-9161</meta:generator>
    <dc:date>2018-04-06T23:27:01</dc:date>
    <meta:editing-cycles>3</meta:editing-cycles>
    <meta:editing-duration>PT0.050S</meta:editing-duration>
  </office:meta>
</office:document-meta>
</file>